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style>
    <style:style style:name="P3" style:family="paragraph" style:parent-style-name="Standard" style:list-style-name="">
      <style:paragraph-properties fo:margin-top="0in" fo:margin-bottom="0in" fo:line-height="100%"/>
    </style:style>
    <style:style style:name="P4" style:family="paragraph" style:parent-style-name="Standard">
      <style:paragraph-properties fo:margin-top="0in" fo:margin-bottom="0in" fo:line-height="100%"/>
      <style:text-properties style:font-name="Times New Roman" fo:font-size="12pt" style:font-size-asian="12pt" style:font-size-complex="12pt"/>
    </style:style>
    <style:style style:name="P5" style:family="paragraph" style:parent-style-name="Standard">
      <style:paragraph-properties fo:margin-top="0in" fo:margin-bottom="0in" fo:line-height="100%"/>
      <style:text-properties fo:color="#000000" style:font-name="Times New Roman" fo:font-size="12pt" fo:font-weight="normal" style:font-size-asian="12pt" style:font-weight-asian="normal" style:font-size-complex="12pt" style:font-weight-complex="normal"/>
    </style:style>
    <style:style style:name="P6" style:family="paragraph" style:parent-style-name="Standard">
      <style:paragraph-properties fo:margin-left="0.25in" fo:margin-right="0in" fo:margin-top="0in" fo:margin-bottom="0in" fo:line-height="100%" fo:text-indent="-0.25in" style:auto-text-indent="false"/>
    </style:style>
    <style:style style:name="P7"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8" style:family="paragraph" style:parent-style-name="No_20_Spacing">
      <style:text-properties style:font-name="Times New Roman" fo:font-size="12pt" style:font-size-asian="12pt" style:font-name-complex="Times New Roman1" style:font-size-complex="12pt"/>
    </style:style>
    <style:style style:name="P9" style:family="paragraph" style:parent-style-name="No_20_Spacing" style:master-page-name="Standard">
      <style:paragraph-properties fo:text-align="center" style:justify-single-word="false" style:page-number="auto"/>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text-underline-style="none" style:font-name-asian="Georgia" style:font-style-asian="normal" style:font-name-complex="Georgia" style:font-style-complex="normal"/>
    </style:style>
    <style:style style:name="T8" style:family="text">
      <style:text-properties style:font-name-asian="Georgia" style:font-name-complex="Georgia"/>
    </style:style>
    <style:style style:name="T9" style:family="text">
      <style:text-properties style:text-underline-style="solid" style:text-underline-width="auto" style:text-underline-color="font-color"/>
    </style:style>
    <style:style style:name="T10" style:family="text">
      <style:text-properties fo:color="#000000" style:font-name="Times New Roman" fo:font-size="12pt" fo:font-weight="normal" style:font-size-asian="12pt" style:font-weight-asian="normal" style:font-size-complex="12pt" style:font-weight-complex="normal"/>
    </style:style>
    <style:style style:name="T11" style:family="text">
      <style:text-properties fo:color="#000000" style:font-name="Times New Roman" fo:font-size="12pt" style:text-underline-style="none" fo:font-weight="normal" style:font-name-asian="Georgia" style:font-size-asian="12pt" style:font-weight-asian="normal" style:font-name-complex="Georgia" style:font-size-complex="12pt" style:font-weight-complex="normal"/>
    </style:style>
    <style:style style:name="T12" style:family="text">
      <style:text-properties fo:color="#000000" style:font-name="Times New Roman" fo:font-size="12pt" fo:font-weight="bold" style:font-size-asian="12pt" style:font-weight-asian="bold" style:font-size-complex="12pt" style:font-weight-complex="bold"/>
    </style:style>
    <style:style style:name="T13" style:family="text">
      <style:text-properties fo:color="#000000"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Acting Lessons</text:span></text:p>
      <text:p text:style-name="P8"/>
      <text:p text:style-name="No_20_Spacing"><text:span text:style-name="T3">Read:</text:span><text:span text:style-name="T2"> II Kings 2:1-15</text:span></text:p>
      <text:p text:style-name="P8"/>
      <text:p text:style-name="P6"><text:span text:style-name="T3">Text:</text:span><text:span text:style-name="T2"> </text:span><text:span text:style-name="T11">Philippians 2:5 <text:s/>“Let this mind be in you, which was also in </text:span></text:p>
      <text:p text:style-name="P6"><text:span text:style-name="T11">Christ Jesus:”</text:span></text:p>
      <text:p text:style-name="P7"/>
      <text:h text:style-name="P1" text:outline-level="3"><text:span text:style-name="T3">Introduction:</text:span><text:span text:style-name="T2"> When Charleton Heston agreed to portray Moses in the “Ten Commandments” He first traveled to Israel and tromped through the deserts that Moses had traveled. He took his Bible and read all the scripture that pertained to Moses. Before he memorized is first lines of script he did all that he could to meet the man he would be portraying.</text:span></text:h>
      <text:h text:style-name="P3" text:outline-level="3"><text:span text:style-name="T2"><text:s text:c="2"/>Many actors and actresses have found it useful to meet the persons <text:s/>and or their families when they have been tasked to portray an individual who exists or did exist in real life. </text:span></text:h>
      <text:h text:style-name="P3" text:outline-level="3"><text:span text:style-name="T2"><text:s text:c="2"/>You and I have been tasked to portray Christ to a fallen world. Isn't it surprising that many who have this task have done so little to learn about the man they are tasked to portray?</text:span></text:h>
      <text:p text:style-name="P1"><text:span text:style-name="T12">I. Meet the one you would portray:</text:span><text:span text:style-name="T10"> Recently a teenage girl disap-peared after going to meet the man of her dreams whom she met on the internet. Many children are kidnapped after going with someone who claims to be taking them to meet their mommy. Would it surprise you that there are many people who sincerely believe that they are going to heaven but will wake up in hell, a second after they die? How is this possible? It is possible that a preacher might preach messages that are meant to make people happy? Could it be that a preacher might be afraid to offend someone so they water down the truth a little bit? Is it possible that the preacher himself doesn't know how to get to heaven either? Otto Korning tells how he feared dying as a child in a family bomb shelter in Holland. He asked his mom if he would go to heaven if he died. She told him: “No one can know that for sure.” Later as a refugee in Canada he asked his pastor about it and was told: “Otto, you are the best boy in this church. No one deserves heaven more than you but no one can know for sure if they are going there.”</text:span></text:p>
      <text:p text:style-name="P1"><text:span text:style-name="T10"><text:s text:c="2"/>If you and I would be like Christ it is imperative that we meet Him.</text:span></text:p>
      <text:p text:style-name="P1"><text:span text:style-name="T12">II. Spend time with family members/friends of the one you would portray:</text:span><text:span text:style-name="T10"> You can learn a lot about Christ from a person who knows Christ. If you spend the majority of your time with those who have never met Christ then you will be unprepared to portray Him or dis-play His character. </text:span></text:p>
      <text:p text:style-name="P1"><text:span text:style-name="T10"><text:s text:c="2"/>In my time as a pastor I have been called on to conduct a funeral for someone whom I have never met. I never pass up the opportunity to do this for it is an opportunity to minister to unsaved/unchurched family members of the deceased. If possible I take time to sit down with the spouse, siblings or children of the one who has died. I ask them to describe him or her for me. From this information I prepare a message that will hopefully honor the one who has died as well as preach salvation to the living.</text:span></text:p>
      <text:p text:style-name="P5"><text:span text:style-name="T4">III. Go to places the character would have been in:</text:span> It is helpful to understand a person if you understand what is important to them. When a man tells me that church is important but continually misses church for NASCAR then he is communicating that NASCAR is more important than church. (Song: Excuses)</text:p>
      <text:p text:style-name="P4"><text:span text:style-name="T13"><text:s text:c="2"/>Elisha knew that Elijah was booked on a flight to heaven soon. He stuck to Elijah like glue. Everywhere Elijah went he followed. He disregarded all those who tried to discourage him. He clung to every word that came from the mouth of Elijah. He learned everything he could in the remaining time that he had. He walked in the steps of this man of God that he would be portraying soon. Do you recall what they said about Elisha immediately after Elijah was taken? They said: “</text:span><text:span text:style-name="T8">The spirit of Elijah doth rest on Elisha.</text:span></text:p>
      <text:p text:style-name="P5"><text:span text:style-name="T4">IV. Represent the character accurately:</text:span> Once you have met Jesus and spent time with Him and spent <text:s/>time with those who know Him well; once you have spent time in the places that He hangs out in...you just might be able to represent Him so that others who have never met Him would fall in love with Him as well.</text:p>
      <text:p text:style-name="P5"><text:s text:c="2"/><text:span text:style-name="T6">Let me give you a recent illustration that may help you see the point</text:span><text:span text:style-name="T9">.</text:span> Both Sally and her sister: Jill love to watch Korean Dramas. Yesterday they were looking at the beginning of a new one. As one actor came on the screen one of them called out: “That's him! He's our guy!” If they actually met him they might not like him at all but they love the roles that he portrays. You and I do not need to be loved by this world but if we portray Christ well there is a good chance that those around us will learn to love the Christ that we portray. </text:p>
      <text:p text:style-name="P5"><text:span text:style-name="T7"/></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6-09-03T10:45:26.77</dc:date>
    <meta:editing-duration>PT17H53M44S</meta:editing-duration>
    <meta:generator>OpenOffice/4.1.2$Win32 OpenOffice.org_project/412m3$Build-9782</meta:generator>
    <meta:document-statistic meta:table-count="0" meta:image-count="0" meta:object-count="0" meta:page-count="1" meta:paragraph-count="15" meta:word-count="847" meta:character-count="44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